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1" fo:font-weight="normal" officeooo:rsid="004b1adf" officeooo:paragraph-rsid="00166ad2" style:font-weight-asian="normal" style:font-weight-complex="normal"/>
    </style:style>
    <style:style style:name="P2" style:family="paragraph" style:parent-style-name="Standard">
      <style:paragraph-properties fo:line-height="150%"/>
      <style:text-properties style:font-name="Liberation Serif1" fo:font-weight="normal" officeooo:rsid="004b87a4" officeooo:paragraph-rsid="00166ad2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Liberation Serif1" fo:font-weight="normal" officeooo:paragraph-rsid="00166ad2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274ca" officeooo:paragraph-rsid="00166ad2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bold" officeooo:rsid="00173d4f" officeooo:paragraph-rsid="00173d4f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15712e" style:font-weight-asian="bold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Liberation Serif1" fo:font-weight="bold" officeooo:rsid="0015712e" officeooo:paragraph-rsid="0015712e" style:font-weight-asian="bold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Liberation Serif1" fo:font-weight="bold" officeooo:rsid="0015712e" officeooo:paragraph-rsid="00166ad2" style:font-weight-asian="bold" style:font-weight-complex="bold"/>
    </style:style>
    <style:style style:name="P9" style:family="paragraph" style:parent-style-name="Standard" style:list-style-name="L1">
      <style:paragraph-properties fo:line-height="150%"/>
      <style:text-properties style:font-name="Liberation Serif1" fo:font-weight="normal" officeooo:rsid="0019a0d3" officeooo:paragraph-rsid="00166ad2" style:font-weight-asian="normal" style:font-weight-complex="normal"/>
    </style:style>
    <style:style style:name="P10" style:family="paragraph" style:parent-style-name="Standard" style:list-style-name="L1">
      <style:paragraph-properties fo:line-height="150%"/>
      <style:text-properties style:font-name="Liberation Serif1" fo:font-weight="normal" officeooo:rsid="004b87a4" officeooo:paragraph-rsid="00166ad2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style:font-name="Liberation Serif1" fo:font-weight="normal" officeooo:rsid="00220bd2" officeooo:paragraph-rsid="00166ad2" style:font-weight-asian="normal" style:font-weight-complex="normal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style:font-name="Liberation Serif1" fo:font-style="normal" fo:font-weight="normal" officeooo:rsid="005873c9" officeooo:paragraph-rsid="00166ad2" style:font-style-asian="normal" style:font-weight-asian="normal" style:font-style-complex="normal" style:font-weight-complex="normal"/>
    </style:style>
    <style:style style:name="T1" style:family="text">
      <style:text-properties officeooo:rsid="0015712e"/>
    </style:style>
    <style:style style:name="T2" style:family="text">
      <style:text-properties officeooo:rsid="004b87a4"/>
    </style:style>
    <style:style style:name="T3" style:family="text">
      <style:text-properties officeooo:rsid="0019a0d3"/>
    </style:style>
    <style:style style:name="T4" style:family="text">
      <style:text-properties officeooo:rsid="001f7ad4"/>
    </style:style>
    <style:style style:name="T5" style:family="text">
      <style:text-properties officeooo:rsid="00220bd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<text:span text:style-name="T1">abajo</text:span> autónom<text:span text:style-name="T1">o</text:span> <text:span text:style-name="T1">11</text:span></text:p>
      <text:p text:style-name="P7"><text:a xlink:type="simple" xlink:href="https://paulinoposada.github.io/web_fred/web_fred_2425/apunts/unitat_2/fred_apunts_ud2_1_gs.pdf">Unidad 2.1</text:a></text:p>
      <text:p text:style-name="P8">Ejercicio 2.1.2.2-1</text:p>
      <text:p text:style-name="P1"><text:span text:style-name="T3">Un </text:span>compresor Bitzer, modelo <text:span text:style-name="T2">4FCD 5</text:span>Y, <text:span text:style-name="T3">trabaja en las siguientes condiciones:</text:span></text:p>
      <text:p text:style-name="P2">Refrigerante R410A</text:p>
      <text:p text:style-name="P3"><draw:frame draw:style-name="fr1" draw:name="Object16" text:anchor-type="as-char" svg:y="-0.1484in" svg:width="0.7291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><draw:frame draw:style-name="fr1" draw:name="Object40" text:anchor-type="as-char" svg:y="-0.1484in" svg:width="0.6457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SE = 10 K</text:p>
      <text:p text:style-name="P2">SC = 10 K</text:p>
      <text:p text:style-name="P2"/>
      <text:list xml:id="list801045414109102813" text:style-name="L1">
        <text:list-item>
          <text:p text:style-name="P9">Utiliza el programa de simulación Bitzer software para obtener la potencia frigorífica </text:p>
          <text:p text:style-name="P9"><draw:frame draw:style-name="fr1" draw:name="Object1" text:anchor-type="as-char" svg:y="-0.152in" svg:width="0.2752in" svg:height="0.2134in" draw:z-index="2"><draw:object xlink:href="./Object 3" xlink:type="simple" xlink:show="embed" xlink:actuate="onLoad"/><draw:image xlink:href="./ObjectReplacements/Object 3" xlink:type="simple" xlink:show="embed" xlink:actuate="onLoad"/></draw:frame>, el número y dimensiones de los cilindros, las rpm y las dimensiones de las tomas de aspiración y descarga.</text:p>
        </text:list-item>
        <text:list-item>
          <text:p text:style-name="P10">Calcula el caudal de masa <text:span text:style-name="T3">utilizando los datos del diagrama ph</text:span></text:p>
        </text:list-item>
        <text:list-item>
          <text:p text:style-name="P10">Dibuja el ciclo en el diagrama p h</text:p>
        </text:list-item>
        <text:list-item>
          <text:p text:style-name="P10">Calcula la eficiencia del ciclo</text:p>
        </text:list-item>
        <text:list-item>
          <text:p text:style-name="P10">Calcula el volumen desplazado <text:span text:style-name="T4">(frecuencia de 50 Hz)</text:span> y el rendimiento volumétrico</text:p>
        </text:list-item>
        <text:list-item>
          <text:p text:style-name="P10">Calcula la velocida<text:span text:style-name="T5">d</text:span> del refrigerante en aspiración y descarga <text:span text:style-name="T5">(grueso de pared del tubo </text:span></text:p>
          <text:p text:style-name="P11">1 mm)</text:p>
        </text:list-item>
        <text:list-item>
          <text:p text:style-name="P12">Adjunta capturas de pantalla de los programas de simulación Bitzer software y Solkane</text:p>
        </text:list-item>
      </text:list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1-09T20:51:30.596386377</dc:date>
    <meta:editing-duration>PT23M14S</meta:editing-duration>
    <meta:editing-cycles>20</meta:editing-cycles>
    <meta:generator>LibreOffice/4.2.8.2$Linux_x86 LibreOffice_project/420m0$Build-2</meta:generator>
    <meta:document-statistic meta:table-count="0" meta:image-count="0" meta:object-count="3" meta:page-count="1" meta:paragraph-count="18" meta:word-count="132" meta:character-count="754" meta:non-whitespace-character-count="643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3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